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padding="0.049cm" fo:border="0.06pt solid #d9d9e3"/>
    </style:style>
    <style:style style:name="P2" style:family="paragraph" style:parent-style-name="Preformatted_20_Text">
      <style:paragraph-properties fo:padding="0.049cm" fo:border="0.06pt solid #d9d9e3"/>
    </style:style>
    <style:style style:name="P3" style:family="paragraph" style:parent-style-name="Preformatted_20_Text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style:font-name="S hne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74151" style:font-name="S hne" fo:font-size="12pt" fo:letter-spacing="normal" fo:font-style="normal" fo:font-weight="normal" officeooo:rsid="001060b0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 style:list-style-name="L1">
      <style:paragraph-properties fo:padding="0.049cm" fo:border="0.06pt solid #d9d9e3"/>
    </style:style>
    <style:style style:name="P8" style:family="paragraph" style:parent-style-name="Text_20_body" style:list-style-name="L1">
      <style:paragraph-properties fo:margin-top="0cm" fo:margin-bottom="0cm" loext:contextual-spacing="false" fo:padding="0.049cm" fo:border="0.06pt solid #d9d9e3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74151" style:font-name="S hne" fo:font-size="12pt" fo:letter-spacing="normal" fo:font-style="normal" fo:font-weight="normal" officeooo:rsid="001060b0" officeooo:paragraph-rsid="001060b0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n:</text:p>
      <text:p text:style-name="P5">Ability/Permission: "Can" is often used to express someone's ability to do something or to ask for permission. For example:</text:p>
      <text:p text:style-name="P5">I can swim.</text:p>
      <text:p text:style-name="P5">Can I borrow your pen?</text:p>
      <text:p text:style-name="P5"/>
      <text:p text:style-name="P5">Should:</text:p>
      <text:p text:style-name="P5">Advice/Recommendation: "Should" is used to give advice or make recommendations. It indicates a desirable or appropriate action. For example:</text:p>
      <text:p text:style-name="P5">You should eat more vegetables.</text:p>
      <text:p text:style-name="P5">I think you should go to the doctor.</text:p>
      <text:p text:style-name="P5"/>
      <text:p text:style-name="P5">Shall:</text:p>
      <text:p text:style-name="P5">Obligation/Suggestion: "Shall" is less common in modern English and is often used to express a sense of obligation or to make a suggestion. It is more formal and is frequently used in legal or formal contexts. For example:</text:p>
      <text:p text:style-name="P5">We shall meet at 3 PM.</text:p>
      <text:p text:style-name="P5">Shall I open the window?</text:p>
      <text:p text:style-name="P5"/>
      <text:p text:style-name="P5">Can't:</text:p>
      <text:p text:style-name="P5">Inability/Prohibition: "Can't" is the contraction of "cannot" and is used to express inability or to indicate that something is not allowed. For example:</text:p>
      <text:p text:style-name="P5">I can't speak French.</text:p>
      <text:p text:style-name="P5">You can't park here.</text:p>
      <text:p text:style-name="P5"/>
      <text:p text:style-name="P5">He:</text:p>
      <text:p text:style-name="P5">Use "he" when referring to a male person or, in some cases, an animal with a male gender.</text:p>
      <text:p text:style-name="P5">He is my brother.</text:p>
      <text:p text:style-name="P5">The lion roared; he seemed angry.</text:p>
      <text:p text:style-name="P5"/>
      <text:p text:style-name="P5">She:</text:p>
      <text:p text:style-name="P5">Use "she" when referring to a female person or, in some cases, an animal with a female gender.</text:p>
      <text:p text:style-name="P5">She is my sister.</text:p>
      <text:p text:style-name="P5">The cat purred; she looked content.</text:p>
      <text:p text:style-name="P5"/>
      <text:p text:style-name="P5">Her:</text:p>
      <text:p text:style-name="P5">Use "her" as an object pronoun when the female is the object of the verb or preposition.</text:p>
      <text:p text:style-name="P5">I gave the book to her.</text:p>
      <text:p text:style-name="P5">He spoke to her about the project.</text:p>
      <text:p text:style-name="P5"/>
      <text:p text:style-name="P5">Him:</text:p>
      <text:p text:style-name="P5">Use "him" as an object pronoun when the male is the object of the verb or preposition.</text:p>
      <text:p text:style-name="P5">I saw him at the store.</text:p>
      <text:p text:style-name="P5">She is working with him on the assign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5T09:47:36.804078866</meta:creation-date>
    <dc:date>2024-01-05T10:22:30.083272122</dc:date>
    <meta:editing-duration>PT34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64" meta:character-count="1444" meta:non-whitespace-character-count="1212"/>
  </office:meta>
</office:document-meta>
</file>